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C00000290C6A9AF0B.png" manifest:media-type="image/png"/>
  <manifest:file-entry manifest:full-path="Pictures/100000010000028C000002904DBA4780.png" manifest:media-type="image/png"/>
  <manifest:file-entry manifest:full-path="Pictures/100000010000028C000002905F245E4B.png" manifest:media-type="image/png"/>
  <manifest:file-entry manifest:full-path="Pictures/100000010000029C000002B3F815DE86.png" manifest:media-type="image/png"/>
  <manifest:file-entry manifest:full-path="Pictures/100000010000028C00000290DE7865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93cm, 0.189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53cm, 0.563cm, -0.521cm, 0.859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89cm, 0.374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93cm" svg:height="9.3cm" svg:x="1.156cm" svg:y="19.4cm">
          <draw:image xlink:href="Pictures/100000010000028C00000290DE786554.png" xlink:type="simple" xlink:show="embed" xlink:actuate="onLoad" draw:mime-type="image/png">
            <text:p/>
          </draw:image>
        </draw:frame>
        <draw:frame draw:style-name="gr2" draw:text-style-name="P1" draw:layer="layout" svg:width="10.784cm" svg:height="9.499cm" svg:x="4.716cm" svg:y="1.25cm">
          <draw:image xlink:href="Pictures/100000010000029C000002B3F815DE86.png" xlink:type="simple" xlink:show="embed" xlink:actuate="onLoad" draw:mime-type="image/png">
            <text:p/>
          </draw:image>
        </draw:frame>
        <draw:frame draw:style-name="gr3" draw:text-style-name="P1" draw:layer="layout" svg:width="8.999cm" svg:height="9.117cm" svg:x="10.6cm" svg:y="19.482cm">
          <draw:image xlink:href="Pictures/100000010000028C000002904DBA4780.png" xlink:type="simple" xlink:show="embed" xlink:actuate="onLoad" draw:mime-type="image/png">
            <text:p/>
          </draw:image>
        </draw:frame>
        <draw:frame draw:style-name="gr4" draw:text-style-name="P1" draw:layer="layout" svg:width="9cm" svg:height="9.055cm" svg:x="10.75cm" svg:y="10.58cm">
          <draw:image xlink:href="Pictures/100000010000028C000002905F245E4B.png" xlink:type="simple" xlink:show="embed" xlink:actuate="onLoad" draw:mime-type="image/png">
            <text:p/>
          </draw:image>
        </draw:frame>
        <draw:frame draw:style-name="gr4" draw:text-style-name="P1" draw:layer="layout" svg:width="8.806cm" svg:height="8.859cm" svg:x="1cm" svg:y="10.55cm">
          <draw:image xlink:href="Pictures/100000010000028C00000290C6A9AF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8:14:15.566558707</meta:creation-date>
    <dc:date>2024-11-20T18:23:00.216771411</dc:date>
    <meta:editing-duration>PT18S</meta:editing-duration>
    <meta:editing-cycles>1</meta:editing-cycles>
    <meta:document-statistic meta:object-count="5"/>
    <meta:generator>LibreOffice/24.8.3.2$Linux_X86_64 LibreOffice_project/e14c9fdd1f585efcbb2c5363087a99d20928d522</meta:generator>
  </office:meta>
</office:document-meta>
</file>